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9.499cm"/>
    </style:style>
    <style:style style:name="Table1.C" style:family="table-column">
      <style:table-column-properties style:column-width="3.6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55e2" officeooo:paragraph-rsid="001955e2"/>
    </style:style>
    <style:style style:name="P2" style:family="paragraph" style:parent-style-name="Text_20_body">
      <style:text-properties officeooo:rsid="001955e2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955e2" officeooo:paragraph-rsid="001955e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normal" officeooo:rsid="001955e2" officeooo:paragraph-rsid="001955e2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weight="normal" officeooo:rsid="001955e2" officeooo:paragraph-rsid="001955e2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weight="normal" officeooo:rsid="001b23fc" officeooo:paragraph-rsid="001b23fc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normal" officeooo:rsid="001b23fc" officeooo:paragraph-rsid="001b23fc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weight="normal" officeooo:rsid="001d16c0" officeooo:paragraph-rsid="001d16c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tmis todo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Module</text:p>
          </table:table-cell>
          <table:table-cell table:style-name="Table1.A1" office:value-type="string">
            <text:p text:style-name="P3">Todo</text:p>
          </table:table-cell>
          <table:table-cell table:style-name="Table1.C1" office:value-type="string">
            <text:p text:style-name="P3">Done</text:p>
          </table:table-cell>
        </table:table-row>
        <table:table-row>
          <table:table-cell table:style-name="Table1.A2" office:value-type="string">
            <text:p text:style-name="P4">Customer</text:p>
          </table:table-cell>
          <table:table-cell table:style-name="Table1.A2" office:value-type="string">
            <text:p text:style-name="P5">Allow multiple addresses to be added</text:p>
            <text:p text:style-name="P5">Show all addresses when 'Show' is selected</text:p>
            <text:p text:style-name="P5">Allow addresses to be deleted</text:p>
            <text:p text:style-name="P5">Disallow customer code to be edited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Address</text:p>
          </table:table-cell>
          <table:table-cell table:style-name="Table1.A2" office:value-type="string">
            <text:p text:style-name="P5">Disallow edit of address number</text:p>
            <text:p text:style-name="P5">Address number should be autocreated as a sequential number</text:p>
            <text:p text:style-name="P5">Disallow deletion if attached to Customer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Material</text:p>
          </table:table-cell>
          <table:table-cell table:style-name="Table1.A2" office:value-type="string">
            <text:p text:style-name="P5">Disallow edit of Material code</text:p>
            <text:p text:style-name="P6">Check message “This value is not valid” by Matgroup</text:p>
            <text:p text:style-name="P6">If Sheet then add SheetMaterial entry</text:p>
            <text:p text:style-name="P6">If Reel then add ReelMaterial entry (new tables)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MatGroup</text:p>
          </table:table-cell>
          <table:table-cell table:style-name="Table1.A2" office:value-type="string">
            <text:p text:style-name="P6">Disallow change of matgroup code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Person</text:p>
          </table:table-cell>
          <table:table-cell table:style-name="Table1.A2" office:value-type="string">
            <text:p text:style-name="P6">Disallow change of Person Code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Sales Order </text:p>
          </table:table-cell>
          <table:table-cell table:style-name="Table1.A2" office:value-type="string">
            <text:p text:style-name="P6">Allow date selection</text:p>
            <text:p text:style-name="P6">Allow customer search and selection</text:p>
            <text:p text:style-name="P6">Allow multiple Solines to be added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Supplier</text:p>
          </table:table-cell>
          <table:table-cell table:style-name="Table1.A2" office:value-type="string">
            <text:p text:style-name="P6">Disallow change of supplier code</text:p>
            <text:p text:style-name="P6">Should operate like Customer</text:p>
          </table:table-cell>
          <table:table-cell table:style-name="Table1.C2" office:value-type="string"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7">Machine</text:p>
          </table:table-cell>
          <table:table-cell table:style-name="Table1.A2" office:value-type="string">
            <text:p text:style-name="P6">Disallow change of machine code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Product</text:p>
          </table:table-cell>
          <table:table-cell table:style-name="Table1.A2" office:value-type="string">
            <text:p text:style-name="P6">Sort out field names</text:p>
            <text:p text:style-name="P8">Allow selection of ProdType and Attributes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Purchase Order</text:p>
          </table:table-cell>
          <table:table-cell table:style-name="Table1.A2" office:value-type="string">
            <text:p text:style-name="P6">Nothing working</text:p>
          </table:table-cell>
          <table:table-cell table:style-name="Table1.C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Dunlop </meta:initial-creator>
    <meta:creation-date>2017-06-06T14:01:51.425428698</meta:creation-date>
    <dc:date>2017-06-06T14:54:14.729246757</dc:date>
    <dc:creator>AndyDunlop </dc:creator>
    <meta:editing-duration>PT22M1S</meta:editing-duration>
    <meta:editing-cycles>2</meta:editing-cycles>
    <meta:generator>LibreOffice/4.3.3.2$Linux_x86 LibreOffice_project/430m0$Build-2</meta:generator>
    <meta:document-statistic meta:table-count="1" meta:image-count="0" meta:object-count="0" meta:page-count="1" meta:paragraph-count="36" meta:word-count="139" meta:character-count="870" meta:non-whitespace-character-count="766"/>
  </office:meta>
</office:document-meta>
</file>